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65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chedule 2A - SALARY RATES FOR ALLIED HEALTH PROFESSIONALS (SPECIFIED IN SCHEDULE 3) EMPLOYED IN THE DEPARTMEN OF HEALTH AND HUMAN SERVICES</text:p>
          </table:table-cell>
        </table:table-row>
        <table:table-row table:style-name="ro1">
          <table:table-cell/>
          <table:table-cell office:value-type="string" calcext:value-type="string">
            <text:p>Existing Classification</text:p>
          </table:table-cell>
        </table:table-row>
        <table:table-row table:style-name="ro1">
          <table:table-cell/>
          <table:table-cell office:value-type="string" calcext:value-type="string">
            <text:p>Translation NewClassification</text:p>
          </table:table-cell>
        </table:table-row>
        <table:table-row table:style-name="ro1">
          <table:table-cell/>
          <table:table-cell office:value-type="string" calcext:value-type="string">
            <text:p>Existing Salary as at 01/12/2004</text:p>
          </table:table-cell>
        </table:table-row>
        <table:table-row table:style-name="ro1">
          <table:table-cell/>
          <table:table-cell office:value-type="string" calcext:value-type="string">
            <text:p>35 769 38002</text:p>
          </table:table-cell>
        </table:table-row>
        <table:table-row table:style-name="ro1">
          <table:table-cell/>
          <table:table-cell office:value-type="string" calcext:value-type="string">
            <text:p>40415 42 842</text:p>
          </table:table-cell>
        </table:table-row>
        <table:table-row table:style-name="ro1">
          <table:table-cell/>
          <table:table-cell office:value-type="string" calcext:value-type="string">
            <text:p>45 265</text:p>
          </table:table-cell>
        </table:table-row>
        <table:table-row table:style-name="ro1">
          <table:table-cell/>
          <table:table-cell office:value-type="string" calcext:value-type="string">
            <text:p>47 690</text:p>
          </table:table-cell>
        </table:table-row>
        <table:table-row table:style-name="ro1">
          <table:table-cell/>
          <table:table-cell office:value-type="string" calcext:value-type="string">
            <text:p>50 15 5 2538</text:p>
          </table:table-cell>
        </table:table-row>
        <table:table-row table:style-name="ro1">
          <table:table-cell/>
          <table:table-cell office:value-type="string" calcext:value-type="string">
            <text:p>54967 57 390 59 817</text:p>
          </table:table-cell>
        </table:table-row>
        <table:table-row table:style-name="ro1">
          <table:table-cell/>
          <table:table-cell office:value-type="string" calcext:value-type="string">
            <text:p>NewSalary</text:p>
          </table:table-cell>
        </table:table-row>
        <table:table-row table:style-name="ro1">
          <table:table-cell/>
          <table:table-cell office:value-type="string" calcext:value-type="string">
            <text:p>as at 01/07/2005</text:p>
          </table:table-cell>
        </table:table-row>
        <table:table-row table:style-name="ro1">
          <table:table-cell/>
          <table:table-cell office:value-type="float" office:value="38985" calcext:value-type="float">
            <text:p>38985</text:p>
          </table:table-cell>
        </table:table-row>
        <table:table-row table:style-name="ro1">
          <table:table-cell/>
          <table:table-cell office:value-type="string" calcext:value-type="string">
            <text:p>41 418 44 048 46 693 49 334</text:p>
          </table:table-cell>
        </table:table-row>
        <table:table-row table:style-name="ro1">
          <table:table-cell/>
          <table:table-cell office:value-type="float" office:value="5107" calcext:value-type="float">
            <text:p>5107</text:p>
          </table:table-cell>
        </table:table-row>
        <table:table-row table:style-name="ro1">
          <table:table-cell/>
          <table:table-cell office:value-type="string" calcext:value-type="string">
            <text:p>54620 57 261 59 909 62 549</text:p>
          </table:table-cell>
        </table:table-row>
        <table:table-row table:style-name="ro1">
          <table:table-cell/>
          <table:table-cell office:value-type="string" calcext:value-type="string">
            <text:p>59 909</text:p>
          </table:table-cell>
        </table:table-row>
        <table:table-row table:style-name="ro1">
          <table:table-cell/>
          <table:table-cell office:value-type="string" calcext:value-type="string">
            <text:p>62 549 65 195 67 195</text:p>
          </table:table-cell>
        </table:table-row>
        <table:table-row table:style-name="ro1">
          <table:table-cell/>
          <table:table-cell office:value-type="string" calcext:value-type="string">
            <text:p>68 717</text:p>
          </table:table-cell>
        </table:table-row>
        <table:table-row table:style-name="ro1">
          <table:table-cell/>
          <table:table-cell office:value-type="string" calcext:value-type="string">
            <text:p>Professional Stream PF1</text:p>
          </table:table-cell>
        </table:table-row>
        <table:table-row table:style-name="ro1">
          <table:table-cell/>
          <table:table-cell office:value-type="string" calcext:value-type="string">
            <text:p>Entry Level Professional Level 1 Year 1 To</text:p>
          </table:table-cell>
        </table:table-row>
        <table:table-row table:style-name="ro1">
          <table:table-cell/>
          <table:table-cell office:value-type="string" calcext:value-type="string">
            <text:p>Allied Health Professional P1</text:p>
          </table:table-cell>
        </table:table-row>
        <table:table-row table:style-name="ro1">
          <table:table-cell/>
          <table:table-cell office:value-type="string" calcext:value-type="string">
            <text:p>P1.1</text:p>
          </table:table-cell>
        </table:table-row>
        <table:table-row table:style-name="ro1">
          <table:table-cell/>
          <table:table-cell office:value-type="string" calcext:value-type="string">
            <text:p>Professional Level 1 Year 2 Professional Level 1 Year 3 Professional Level1Year4 Professional Level 1 Year5</text:p>
          </table:table-cell>
        </table:table-row>
        <table:table-row table:style-name="ro1">
          <table:table-cell/>
          <table:table-cell office:value-type="string" calcext:value-type="string">
            <text:p>Professional Level 1 Year 6 Professional Level 1Year 7 Professional Level 1Year 8</text:p>
          </table:table-cell>
        </table:table-row>
        <table:table-row table:style-name="ro1">
          <table:table-cell/>
          <table:table-cell office:value-type="string" calcext:value-type="string">
            <text:p>Professional Stream PF2</text:p>
          </table:table-cell>
        </table:table-row>
        <table:table-row table:style-name="ro1">
          <table:table-cell/>
          <table:table-cell office:value-type="string" calcext:value-type="string">
            <text:p>Professional Level 2 Year 1</text:p>
          </table:table-cell>
        </table:table-row>
        <table:table-row table:style-name="ro1">
          <table:table-cell/>
          <table:table-cell office:value-type="string" calcext:value-type="string">
            <text:p>ProfessionalLevel2 Year2 Professional Level2 Year 3</text:p>
          </table:table-cell>
        </table:table-row>
        <table:table-row table:style-name="ro1">
          <table:table-cell/>
          <table:table-cell office:value-type="string" calcext:value-type="string">
            <text:p>Professional Stream PF3</text:p>
          </table:table-cell>
        </table:table-row>
        <table:table-row table:style-name="ro1">
          <table:table-cell/>
          <table:table-cell office:value-type="string" calcext:value-type="string">
            <text:p>Professional Level 3 Year1 Professional Level3 Year2</text:p>
          </table:table-cell>
        </table:table-row>
        <table:table-row table:style-name="ro1">
          <table:table-cell/>
          <table:table-cell office:value-type="string" calcext:value-type="string">
            <text:p>Professional Stream PF4</text:p>
          </table:table-cell>
        </table:table-row>
        <table:table-row table:style-name="ro1">
          <table:table-cell/>
          <table:table-cell office:value-type="string" calcext:value-type="string">
            <text:p>Professional Manager Level 4Grade 1</text:p>
          </table:table-cell>
        </table:table-row>
        <table:table-row table:style-name="ro1">
          <table:table-cell/>
          <table:table-cell office:value-type="string" calcext:value-type="string">
            <text:p>Professional Manager Level 4 Grade 2</text:p>
          </table:table-cell>
        </table:table-row>
        <table:table-row table:style-name="ro1">
          <table:table-cell/>
          <table:table-cell office:value-type="string" calcext:value-type="string">
            <text:p>Professional Manager Level 4Grade 3</text:p>
          </table:table-cell>
        </table:table-row>
        <table:table-row table:style-name="ro1">
          <table:table-cell/>
          <table:table-cell office:value-type="string" calcext:value-type="string">
            <text:p>Professional ManagerLevel 4Grade4</text:p>
          </table:table-cell>
        </table:table-row>
        <table:table-row table:style-name="ro1">
          <table:table-cell/>
          <table:table-cell office:value-type="string" calcext:value-type="string">
            <text:p>Professional Specialist Level 4Grade 1-2 Year 1 Professional Specialist</text:p>
          </table:table-cell>
        </table:table-row>
        <table:table-row table:style-name="ro1">
          <table:table-cell/>
          <table:table-cell office:value-type="string" calcext:value-type="string">
            <text:p>Level 4 Grade 1-2 Year 2 Professional Specialist</text:p>
          </table:table-cell>
        </table:table-row>
        <table:table-row table:style-name="ro1">
          <table:table-cell/>
          <table:table-cell office:value-type="string" calcext:value-type="string">
            <text:p>Level 4 Grade 3-4 Year 1</text:p>
          </table:table-cell>
        </table:table-row>
        <table:table-row table:style-name="ro1">
          <table:table-cell/>
          <table:table-cell office:value-type="string" calcext:value-type="string">
            <text:p>Professional Specialist</text:p>
          </table:table-cell>
        </table:table-row>
        <table:table-row table:style-name="ro1">
          <table:table-cell/>
          <table:table-cell office:value-type="string" calcext:value-type="string">
            <text:p>• Level 4 Grade 3-4 Year 2 Professional Practitioner</text:p>
          </table:table-cell>
        </table:table-row>
        <table:table-row table:style-name="ro1">
          <table:table-cell/>
          <table:table-cell office:value-type="string" calcext:value-type="string">
            <text:p>Level 4 Year 1 Professional Practitioner Level 4 Year2</text:p>
          </table:table-cell>
        </table:table-row>
        <table:table-row table:style-name="ro1">
          <table:table-cell/>
          <table:table-cell office:value-type="string" calcext:value-type="string">
            <text:p>Professional Practitioner Level 4 Year 3</text:p>
          </table:table-cell>
        </table:table-row>
        <table:table-row table:style-name="ro1">
          <table:table-cell/>
          <table:table-cell office:value-type="string" calcext:value-type="string">
            <text:p>Professional Stream PF5 Professional Level5</text:p>
          </table:table-cell>
        </table:table-row>
        <table:table-row table:style-name="ro1">
          <table:table-cell/>
          <table:table-cell office:value-type="string" calcext:value-type="string">
            <text:p>To P1.2</text:p>
          </table:table-cell>
        </table:table-row>
        <table:table-row table:style-name="ro1">
          <table:table-cell/>
          <table:table-cell office:value-type="string" calcext:value-type="string">
            <text:p>To P1.3</text:p>
          </table:table-cell>
        </table:table-row>
        <table:table-row table:style-name="ro1">
          <table:table-cell/>
          <table:table-cell office:value-type="string" calcext:value-type="string">
            <text:p>To P1.4</text:p>
          </table:table-cell>
        </table:table-row>
        <table:table-row table:style-name="ro1">
          <table:table-cell/>
          <table:table-cell office:value-type="string" calcext:value-type="string">
            <text:p>To P 1 .5 Competency Allied Health Professional</text:p>
          </table:table-cell>
        </table:table-row>
        <table:table-row table:style-name="ro1">
          <table:table-cell/>
          <table:table-cell office:value-type="string" calcext:value-type="string">
            <text:p>Barrier P2 To P2.1 To P2.2 To P2.3 P2.4</text:p>
          </table:table-cell>
        </table:table-row>
        <table:table-row table:style-name="ro1">
          <table:table-cell/>
          <table:table-cell office:value-type="string" calcext:value-type="string">
            <text:p>P2.5 Promotable Allied Health Professional</text:p>
          </table:table-cell>
        </table:table-row>
        <table:table-row table:style-name="ro1">
          <table:table-cell/>
          <table:table-cell office:value-type="string" calcext:value-type="string">
            <text:p>Level P3 To P3.1</text:p>
          </table:table-cell>
        </table:table-row>
        <table:table-row table:style-name="ro1">
          <table:table-cell/>
          <table:table-cell office:value-type="string" calcext:value-type="string">
            <text:p>To P3.2 To P3.3</text:p>
          </table:table-cell>
        </table:table-row>
        <table:table-row table:style-name="ro1">
          <table:table-cell/>
          <table:table-cell office:value-type="string" calcext:value-type="string">
            <text:p>P3.4</text:p>
          </table:table-cell>
        </table:table-row>
        <table:table-row table:style-name="ro1">
          <table:table-cell/>
          <table:table-cell office:value-type="string" calcext:value-type="string">
            <text:p>P3.5</text:p>
          </table:table-cell>
        </table:table-row>
        <table:table-row table:style-name="ro1">
          <table:table-cell/>
          <table:table-cell office:value-type="string" calcext:value-type="string">
            <text:p>(Qualified Only) Promotable Allied HealthProfessional</text:p>
          </table:table-cell>
        </table:table-row>
        <table:table-row table:style-name="ro1">
          <table:table-cell/>
          <table:table-cell office:value-type="string" calcext:value-type="string">
            <text:p>Level P4</text:p>
          </table:table-cell>
        </table:table-row>
        <table:table-row table:style-name="ro1">
          <table:table-cell/>
          <table:table-cell office:value-type="string" calcext:value-type="string">
            <text:p>To P4.1 63049 68717</text:p>
          </table:table-cell>
        </table:table-row>
        <table:table-row table:style-name="ro1">
          <table:table-cell/>
          <table:table-cell office:value-type="string" calcext:value-type="string">
            <text:p>To P4.2 P4.3 PA4</text:p>
          </table:table-cell>
        </table:table-row>
        <table:table-row table:style-name="ro1">
          <table:table-cell/>
          <table:table-cell office:value-type="string" calcext:value-type="string">
            <text:p>(QualifiedOnly) Promotable Allied HealthProfessional</text:p>
          </table:table-cell>
        </table:table-row>
        <table:table-row table:style-name="ro1">
          <table:table-cell/>
          <table:table-cell office:value-type="string" calcext:value-type="string">
            <text:p>Level PA To P5.1</text:p>
          </table:table-cell>
        </table:table-row>
        <table:table-row table:style-name="ro1">
          <table:table-cell/>
          <table:table-cell office:value-type="string" calcext:value-type="string">
            <text:p>To P5.2 To P5.3 To P5.4</text:p>
          </table:table-cell>
        </table:table-row>
        <table:table-row table:style-name="ro1"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/>
          <table:table-cell office:value-type="string" calcext:value-type="string">
            <text:p>P5.1 To P5.2</text:p>
          </table:table-cell>
        </table:table-row>
        <table:table-row table:style-name="ro1">
          <table:table-cell/>
          <table:table-cell office:value-type="string" calcext:value-type="string">
            <text:p>To P5.3 To P5.4</text:p>
          </table:table-cell>
        </table:table-row>
        <table:table-row table:style-name="ro1">
          <table:table-cell/>
          <table:table-cell office:value-type="string" calcext:value-type="string">
            <text:p>To P5.2</text:p>
          </table:table-cell>
        </table:table-row>
        <table:table-row table:style-name="ro1">
          <table:table-cell/>
          <table:table-cell office:value-type="string" calcext:value-type="string">
            <text:p>To P5.3</text:p>
          </table:table-cell>
        </table:table-row>
        <table:table-row table:style-name="ro1">
          <table:table-cell/>
          <table:table-cell office:value-type="string" calcext:value-type="string">
            <text:p>To P5.4</text:p>
          </table:table-cell>
        </table:table-row>
        <table:table-row table:style-name="ro1">
          <table:table-cell/>
          <table:table-cell office:value-type="string" calcext:value-type="string">
            <text:p>Promotable Allied Health Professional Level P6</text:p>
          </table:table-cell>
        </table:table-row>
        <table:table-row table:style-name="ro1">
          <table:table-cell/>
          <table:table-cell office:value-type="string" calcext:value-type="string">
            <text:p>6 6283</text:p>
          </table:table-cell>
        </table:table-row>
        <table:table-row table:style-name="ro1">
          <table:table-cell/>
          <table:table-cell office:value-type="string" calcext:value-type="string">
            <text:p>67 898</text:p>
          </table:table-cell>
        </table:table-row>
        <table:table-row table:style-name="ro1">
          <table:table-cell/>
          <table:table-cell office:value-type="string" calcext:value-type="string">
            <text:p>71 132</text:p>
          </table:table-cell>
        </table:table-row>
        <table:table-row table:style-name="ro1">
          <table:table-cell/>
          <table:table-cell office:value-type="string" calcext:value-type="string">
            <text:p>73.556 75 983 67 898 71 132 73 556 75 983 71 132 73 556 75 983</text:p>
          </table:table-cell>
        </table:table-row>
        <table:table-row table:style-name="ro1">
          <table:table-cell/>
          <table:table-cell office:value-type="string" calcext:value-type="string">
            <text:p>72.242 74 002</text:p>
          </table:table-cell>
        </table:table-row>
        <table:table-row table:style-name="ro1">
          <table:table-cell/>
          <table:table-cell office:value-type="string" calcext:value-type="string">
            <text:p>76 002</text:p>
          </table:table-cell>
        </table:table-row>
        <table:table-row table:style-name="ro1">
          <table:table-cell/>
          <table:table-cell office:value-type="string" calcext:value-type="string">
            <text:p>84 0 0 2 87 527 90 169 92.814 84 002</text:p>
          </table:table-cell>
        </table:table-row>
        <table:table-row table:style-name="ro1">
          <table:table-cell/>
          <table:table-cell office:value-type="string" calcext:value-type="string">
            <text:p>87 527</text:p>
          </table:table-cell>
        </table:table-row>
        <table:table-row table:style-name="ro1">
          <table:table-cell/>
          <table:table-cell office:value-type="string" calcext:value-type="string">
            <text:p>90 169</text:p>
          </table:table-cell>
        </table:table-row>
        <table:table-row table:style-name="ro1">
          <table:table-cell/>
          <table:table-cell office:value-type="string" calcext:value-type="string">
            <text:p>92 814</text:p>
          </table:table-cell>
        </table:table-row>
        <table:table-row table:style-name="ro1">
          <table:table-cell/>
          <table:table-cell office:value-type="string" calcext:value-type="string">
            <text:p>87 527</text:p>
          </table:table-cell>
        </table:table-row>
        <table:table-row table:style-name="ro1">
          <table:table-cell/>
          <table:table-cell office:value-type="float" office:value="90169" calcext:value-type="float">
            <text:p>90169</text:p>
          </table:table-cell>
        </table:table-row>
        <table:table-row table:style-name="ro1">
          <table:table-cell/>
          <table:table-cell office:value-type="string" calcext:value-type="string">
            <text:p>9284 ИНМОКо»</text:p>
          </table:table-cell>
        </table:table-row>
        <table:table-row table:style-name="ro1"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/>
          <table:table-cell office:value-type="string" calcext:value-type="string">
            <text:p>PS</text:p>
          </table:table-cell>
        </table:table-row>
        <table:table-row table:style-name="ro1">
          <table:table-cell/>
          <table:table-cell office:value-type="string" calcext:value-type="string">
            <text:p>82 449</text:p>
          </table:table-cell>
        </table:table-row>
        <table:table-row table:style-name="ro1">
          <table:table-cell/>
          <table:table-cell office:value-type="string" calcext:value-type="string">
            <text:p>99 861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isting Classification</text:p>
          </table:table-cell>
          <table:table-cell office:value-type="string" calcext:value-type="string">
            <text:p>Translation NewClassification</text:p>
          </table:table-cell>
          <table:table-cell/>
          <table:table-cell office:value-type="string" calcext:value-type="string">
            <text:p>Existing Salary as at 01/12/2004</text:p>
          </table:table-cell>
          <table:table-cell office:value-type="string" calcext:value-type="string">
            <text:p>NewSalary as at 01/07/2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5769 38002</text:p>
          </table:table-cell>
          <table:table-cell table:number-columns-repeated="5"/>
          <table:table-cell office:value-type="string" calcext:value-type="string">
            <text:p>35769 38002</text:p>
          </table:table-cell>
        </table:table-row>
        <table:table-row table:style-name="ro1">
          <table:table-cell/>
          <table:table-cell office:value-type="string" calcext:value-type="string">
            <text:p>40415 42842</text:p>
          </table:table-cell>
          <table:table-cell table:number-columns-repeated="5"/>
          <table:table-cell office:value-type="string" calcext:value-type="string">
            <text:p>40415 42842</text:p>
          </table:table-cell>
        </table:table-row>
        <table:table-row table:style-name="ro1">
          <table:table-cell/>
          <table:table-cell office:value-type="float" office:value="45265" calcext:value-type="float">
            <text:p>45265</text:p>
          </table:table-cell>
          <table:table-cell table:number-columns-repeated="5"/>
          <table:table-cell office:value-type="float" office:value="45265" calcext:value-type="float">
            <text:p>45265</text:p>
          </table:table-cell>
        </table:table-row>
        <table:table-row table:style-name="ro1">
          <table:table-cell/>
          <table:table-cell office:value-type="float" office:value="47690" calcext:value-type="float">
            <text:p>47690</text:p>
          </table:table-cell>
          <table:table-cell table:number-columns-repeated="5"/>
          <table:table-cell office:value-type="float" office:value="47690" calcext:value-type="float">
            <text:p>47690</text:p>
          </table:table-cell>
        </table:table-row>
        <table:table-row table:style-name="ro1">
          <table:table-cell/>
          <table:table-cell office:value-type="string" calcext:value-type="string">
            <text:p>50115 52538</text:p>
          </table:table-cell>
          <table:table-cell table:number-columns-repeated="5"/>
          <table:table-cell office:value-type="string" calcext:value-type="string">
            <text:p>50115 52538</text:p>
          </table:table-cell>
        </table:table-row>
        <table:table-row table:style-name="ro1">
          <table:table-cell/>
          <table:table-cell office:value-type="string" calcext:value-type="string">
            <text:p>54967 57390 59817</text:p>
          </table:table-cell>
          <table:table-cell table:number-columns-repeated="5"/>
          <table:table-cell office:value-type="string" calcext:value-type="string">
            <text:p>54967 57390 59817</text:p>
          </table:table-cell>
        </table:table-row>
        <table:table-row table:style-name="ro1">
          <table:table-cell/>
          <table:table-cell office:value-type="string" calcext:value-type="string">
            <text:p>NewSala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 at 01/07/2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985" calcext:value-type="float">
            <text:p>38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41418 44048 46693 4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07" calcext:value-type="float">
            <text:p>51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54620 57261 59909 6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909" calcext:value-type="float">
            <text:p>59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2549 65195 67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717" calcext:value-type="float">
            <text:p>687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Stream PF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try Level Professional Level 1 Year 1 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lied Health Professional P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1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Level 1 Year 2 Professional Level 1 Year 3 Professional Level1Year4 Professional Level 1 Year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Level 1 Year 6 Professional Level 1Year 7 Professional Level 1Year 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Stream PF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Level 2 Year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Level2 Year2 Professional Level2 Year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Stream PF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Level 3 Year1 Professional Level3 Year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Stream PF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Manager Level 4Grade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Manager Level 4 Grade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Manager Level 4Grade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ManagerLevel 4Grade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Specialist Level 4Grade 1-2 Year 1 Professional Special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vel 4 Grade 1-2 Year 2 Professional Special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vel 4 Grade 3-4 Year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Special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• Level 4 Grade 3-4 Year 2 Professional Practition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vel 4 Year 1 Professional Practitioner Level 4 Year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Practitioner Level 4 Year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essional Stream PF5 Professional Level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1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1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1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 1 .5 Competency Allied Health Profession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rrier P2 To P2.1 To P2.2 To P2.3 P2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2.5 Promotable Allied Health Profession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vel P3 To P3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3.2 To P3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3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3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Qualified Only) Promotable Allied HealthProfession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vel P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4.1 63049 687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4.2 P4.3 PA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QualifiedOnly) Promotable Allied HealthProfession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vel PA To P5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5.2 To P5.3 To P5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5.1 To P5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5.3 To P5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5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5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 P5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otable Allied Health Professional Level P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283" calcext:value-type="float">
            <text:p>66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898" calcext:value-type="float">
            <text:p>678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1132 73556 75983 67898 71132 73556 75983 71132 73556 759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2242 74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002" calcext:value-type="float">
            <text:p>76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4002 87527 90169 92814 84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527" calcext:value-type="float">
            <text:p>87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169" calcext:value-type="float">
            <text:p>9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814" calcext:value-type="float">
            <text:p>92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527" calcext:value-type="float">
            <text:p>87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169" calcext:value-type="float">
            <text:p>901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2449 99861</text:p>
          </table:table-cell>
          <table:table-cell table:number-columns-repeated="6"/>
        </table:table-row>
      </table:table>
      <table:table table:name="Sheet3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9" table:default-cell-style-name="ce2"/>
        <table:table-row table:style-name="ro2">
          <table:table-cell office:value-type="string" calcext:value-type="string">
            <text:p>Existing Classific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NewClassification</text:p>
          </table:table-cell>
          <table:table-cell office:value-type="string" calcext:value-type="string">
            <text:p>Existing Salary as at 01/12/2004</text:p>
          </table:table-cell>
          <table:table-cell office:value-type="string" calcext:value-type="string">
            <text:p>NewSalary as at 01/07/200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fessional Stream PF1</text:p>
          </table:table-cell>
          <table:table-cell office:value-type="string" calcext:value-type="string">
            <text:p>Entry Level</text:p>
          </table:table-cell>
          <table:table-cell office:value-type="string" calcext:value-type="string">
            <text:p>Allied Health Professional P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fessional Level 1 Year 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1.1</text:p>
          </table:table-cell>
          <table:table-cell office:value-type="float" office:value="35769" calcext:value-type="float">
            <text:p>35769</text:p>
          </table:table-cell>
          <table:table-cell office:value-type="float" office:value="38985" calcext:value-type="float">
            <text:p>3898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1 Year 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1.2</text:p>
          </table:table-cell>
          <table:table-cell office:value-type="float" office:value="38002" calcext:value-type="float">
            <text:p>38002</text:p>
          </table:table-cell>
          <table:table-cell office:value-type="float" office:value="41418" calcext:value-type="float">
            <text:p>414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1 Year 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1.3</text:p>
          </table:table-cell>
          <table:table-cell office:value-type="float" office:value="40415" calcext:value-type="float">
            <text:p>40415</text:p>
          </table:table-cell>
          <table:table-cell office:value-type="float" office:value="44048" calcext:value-type="float">
            <text:p>440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1 Year 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1.4</text:p>
          </table:table-cell>
          <table:table-cell office:value-type="float" office:value="42842" calcext:value-type="float">
            <text:p>42842</text:p>
          </table:table-cell>
          <table:table-cell office:value-type="float" office:value="46693" calcext:value-type="float">
            <text:p>4669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1 Year 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1.5</text:p>
          </table:table-cell>
          <table:table-cell office:value-type="float" office:value="45265" calcext:value-type="float">
            <text:p>45265</text:p>
          </table:table-cell>
          <table:table-cell office:value-type="float" office:value="49334" calcext:value-type="float">
            <text:p>49334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ompetency Barrier</text:p>
          </table:table-cell>
          <table:table-cell office:value-type="string" calcext:value-type="string">
            <text:p>Allied Health Professional P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fessional Level 1 Year 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2.1</text:p>
          </table:table-cell>
          <table:table-cell office:value-type="float" office:value="47690" calcext:value-type="float">
            <text:p>47690</text:p>
          </table:table-cell>
          <table:table-cell office:value-type="float" office:value="5107" calcext:value-type="float">
            <text:p>51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1 Year 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2.2</text:p>
          </table:table-cell>
          <table:table-cell office:value-type="float" office:value="50115" calcext:value-type="float">
            <text:p>50115</text:p>
          </table:table-cell>
          <table:table-cell office:value-type="float" office:value="54620" calcext:value-type="float">
            <text:p>546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1 Year 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2.3</text:p>
          </table:table-cell>
          <table:table-cell office:value-type="float" office:value="52538" calcext:value-type="float">
            <text:p>52538</text:p>
          </table:table-cell>
          <table:table-cell office:value-type="float" office:value="57261" calcext:value-type="float">
            <text:p>5726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2.4</text:p>
          </table:table-cell>
          <table:table-cell/>
          <table:table-cell office:value-type="float" office:value="59909" calcext:value-type="float">
            <text:p>5990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2.5</text:p>
          </table:table-cell>
          <table:table-cell/>
          <table:table-cell office:value-type="float" office:value="62549" calcext:value-type="float">
            <text:p>6254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fessional Stream PF2</text:p>
          </table:table-cell>
          <table:table-cell office:value-type="string" calcext:value-type="string">
            <text:p>Promotable Level</text:p>
          </table:table-cell>
          <table:table-cell office:value-type="string" calcext:value-type="string">
            <text:p>Allied Health Professional P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fessional Level 2 Year 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3.1</text:p>
          </table:table-cell>
          <table:table-cell office:value-type="float" office:value="54967" calcext:value-type="float">
            <text:p>54967</text:p>
          </table:table-cell>
          <table:table-cell office:value-type="float" office:value="59909" calcext:value-type="float">
            <text:p>5990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2 Year 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3.2</text:p>
          </table:table-cell>
          <table:table-cell office:value-type="float" office:value="57390" calcext:value-type="float">
            <text:p>57390</text:p>
          </table:table-cell>
          <table:table-cell office:value-type="float" office:value="62549" calcext:value-type="float">
            <text:p>6254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2 Year 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3.3</text:p>
          </table:table-cell>
          <table:table-cell office:value-type="float" office:value="59817" calcext:value-type="float">
            <text:p>59817</text:p>
          </table:table-cell>
          <table:table-cell office:value-type="float" office:value="65195" calcext:value-type="float">
            <text:p>6519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3.4</text:p>
          </table:table-cell>
          <table:table-cell/>
          <table:table-cell office:value-type="float" office:value="67195" calcext:value-type="float">
            <text:p>6719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3.5 (Qualified Only)</text:p>
          </table:table-cell>
          <table:table-cell/>
          <table:table-cell office:value-type="float" office:value="68717" calcext:value-type="float">
            <text:p>6871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Professional Stream PF3</text:p>
          </table:table-cell>
          <table:table-cell office:value-type="string" calcext:value-type="string">
            <text:p>Promotable Level</text:p>
          </table:table-cell>
          <table:table-cell office:value-type="string" calcext:value-type="string">
            <text:p>Allied Health Professional P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fessional Level 3 Year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4.1</text:p>
          </table:table-cell>
          <table:table-cell office:value-type="float" office:value="63049" calcext:value-type="float">
            <text:p>63049</text:p>
          </table:table-cell>
          <table:table-cell office:value-type="float" office:value="68717" calcext:value-type="float">
            <text:p>687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Level 3 Year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4.2</text:p>
          </table:table-cell>
          <table:table-cell office:value-type="float" office:value="66283" calcext:value-type="float">
            <text:p>66283</text:p>
          </table:table-cell>
          <table:table-cell office:value-type="float" office:value="72242" calcext:value-type="float">
            <text:p>7224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4.3</text:p>
          </table:table-cell>
          <table:table-cell/>
          <table:table-cell office:value-type="float" office:value="74002" calcext:value-type="float">
            <text:p>7400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4.4 (Qualified Only)</text:p>
          </table:table-cell>
          <table:table-cell/>
          <table:table-cell office:value-type="float" office:value="76002" calcext:value-type="float">
            <text:p>760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Professional Stream PF4</text:p>
          </table:table-cell>
          <table:table-cell office:value-type="string" calcext:value-type="string">
            <text:p>Promotable Level</text:p>
          </table:table-cell>
          <table:table-cell office:value-type="string" calcext:value-type="string">
            <text:p>Allied Health Professional P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fessional Manager Level 4 Grade 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1</text:p>
          </table:table-cell>
          <table:table-cell office:value-type="float" office:value="67898" calcext:value-type="float">
            <text:p>67898</text:p>
          </table:table-cell>
          <table:table-cell office:value-type="float" office:value="84002" calcext:value-type="float">
            <text:p>840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Manager Level 4 Grade 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2</text:p>
          </table:table-cell>
          <table:table-cell office:value-type="float" office:value="71132" calcext:value-type="float">
            <text:p>71132</text:p>
          </table:table-cell>
          <table:table-cell office:value-type="float" office:value="87527" calcext:value-type="float">
            <text:p>875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Manager Level 4 Grade 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3</text:p>
          </table:table-cell>
          <table:table-cell office:value-type="float" office:value="73556" calcext:value-type="float">
            <text:p>73556</text:p>
          </table:table-cell>
          <table:table-cell office:value-type="float" office:value="90169" calcext:value-type="float">
            <text:p>901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Manager Level 4 Grade 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4</text:p>
          </table:table-cell>
          <table:table-cell office:value-type="float" office:value="75983" calcext:value-type="float">
            <text:p>75983</text:p>
          </table:table-cell>
          <table:table-cell office:value-type="float" office:value="92814" calcext:value-type="float">
            <text:p>928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Specialist Level 4 Grade 1-2 Year 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1</text:p>
          </table:table-cell>
          <table:table-cell office:value-type="float" office:value="67898" calcext:value-type="float">
            <text:p>67898</text:p>
          </table:table-cell>
          <table:table-cell office:value-type="float" office:value="84002" calcext:value-type="float">
            <text:p>840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Specialist Level 4 Grade 1-2 Year 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2</text:p>
          </table:table-cell>
          <table:table-cell office:value-type="float" office:value="71132" calcext:value-type="float">
            <text:p>71132</text:p>
          </table:table-cell>
          <table:table-cell office:value-type="float" office:value="87527" calcext:value-type="float">
            <text:p>875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Specialist Level 4 Grade 3-4 Year 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3</text:p>
          </table:table-cell>
          <table:table-cell office:value-type="float" office:value="73556" calcext:value-type="float">
            <text:p>73556</text:p>
          </table:table-cell>
          <table:table-cell office:value-type="float" office:value="90169" calcext:value-type="float">
            <text:p>901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Specialist Level 4 Grade 3-4 Year 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4</text:p>
          </table:table-cell>
          <table:table-cell office:value-type="float" office:value="75983" calcext:value-type="float">
            <text:p>75983</text:p>
          </table:table-cell>
          <table:table-cell office:value-type="float" office:value="92814" calcext:value-type="float">
            <text:p>928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Practitioner Level 4 Year 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2</text:p>
          </table:table-cell>
          <table:table-cell office:value-type="float" office:value="71132" calcext:value-type="float">
            <text:p>71132</text:p>
          </table:table-cell>
          <table:table-cell office:value-type="float" office:value="87527" calcext:value-type="float">
            <text:p>875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Practitioner Level 4 Year 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3</text:p>
          </table:table-cell>
          <table:table-cell office:value-type="float" office:value="73556" calcext:value-type="float">
            <text:p>73556</text:p>
          </table:table-cell>
          <table:table-cell office:value-type="float" office:value="90169" calcext:value-type="float">
            <text:p>901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fessional Practitioner Level 4 Year 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5.4</text:p>
          </table:table-cell>
          <table:table-cell office:value-type="float" office:value="75983" calcext:value-type="float">
            <text:p>75983</text:p>
          </table:table-cell>
          <table:table-cell office:value-type="float" office:value="92814" calcext:value-type="float">
            <text:p>9281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fessional Stream PF5</text:p>
          </table:table-cell>
          <table:table-cell office:value-type="string" calcext:value-type="string">
            <text:p>Promotable Level</text:p>
          </table:table-cell>
          <table:table-cell office:value-type="string" calcext:value-type="string">
            <text:p>Allied Health Professional P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fessional Level 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6</text:p>
          </table:table-cell>
          <table:table-cell office:value-type="float" office:value="82449" calcext:value-type="float">
            <text:p>82449</text:p>
          </table:table-cell>
          <table:table-cell office:value-type="float" office:value="99861" calcext:value-type="float">
            <text:p>99861</text:p>
          </table:table-cell>
          <table:table-cell table:number-columns-repeated="16379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5:37:59.456296398</meta:creation-date>
    <dc:date>2023-04-15T18:04:21.564034507</dc:date>
    <meta:editing-duration>PT2H26M22S</meta:editing-duration>
    <meta:editing-cycles>1</meta:editing-cycles>
    <meta:generator>LibreOffice/7.4.3.2$MacOSX_AARCH64 LibreOffice_project/1048a8393ae2eeec98dff31b5c133c5f1d08b890</meta:generator>
    <meta:document-statistic meta:table-count="3" meta:cell-count="328" meta:object-count="0"/>
  </office:meta>
</office:document-meta>
</file>